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2"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fo:background-color="transparent"/>
    </style:style>
    <style:style style:name="P3"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language="en" fo:country="CA" style:text-underline-style="none" fo:font-weight="bold" fo:background-color="transparent" style:font-weight-asian="bold" style:font-weight-complex="bold"/>
    </style:style>
    <style:style style:name="P4"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5"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6" style:family="paragraph" style:parent-style-name="Standard">
      <style:paragraph-properties fo:margin-left="0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9"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10"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11"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12" style:family="paragraph" style:parent-style-name="Standard">
      <style:paragraph-properties fo:margin-top="0cm" fo:margin-bottom="0.199cm" fo:text-align="center" style:justify-single-word="false"/>
      <style:text-properties fo:color="#000000" fo:language="en" fo:country="CA" style:text-underline-style="none" fo:background-color="transparent"/>
    </style:style>
    <style:style style:name="P13" style:family="paragraph" style:parent-style-name="Standard">
      <style:paragraph-properties fo:margin-top="0cm" fo:margin-bottom="0.199cm" fo:text-align="justify" style:justify-single-word="false"/>
      <style:text-properties fo:color="#000000" fo:language="en" fo:country="CA" fo:background-color="transparent"/>
    </style:style>
    <style:style style:name="P14"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1">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Standard" style:list-style-name="L5">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Standard">
      <style:paragraph-properties fo:margin-top="0cm" fo:margin-bottom="0.199cm" fo:text-align="justify" style:justify-single-word="false" fo:background-color="transparent">
        <style:background-image/>
      </style:paragraph-properties>
      <style:text-properties fo:color="#000000" fo:language="en" fo:country="CA" style:text-underline-style="none" fo:background-color="transparent"/>
    </style:style>
    <style:style style:name="P18"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top="0cm" fo:margin-bottom="0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top="0cm" fo:margin-bottom="0cm"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1" style:family="paragraph" style:parent-style-name="Standard">
      <style:paragraph-properties fo:margin-top="0cm" fo:margin-bottom="0cm" fo:text-align="justify" style:justify-single-word="false"/>
      <style:text-properties fo:color="#000000" fo:language="en" fo:country="CA" style:text-underline-style="none" fo:background-color="transparent"/>
    </style:style>
    <style:style style:name="P22" style:family="paragraph" style:parent-style-name="Standard">
      <style:paragraph-properties fo:margin-top="0cm" fo:margin-bottom="0cm" fo:text-align="justify" style:justify-single-word="false"/>
      <style:text-properties fo:color="#000000" fo:language="en" fo:country="CA" fo:background-color="transparent"/>
    </style:style>
    <style:style style:name="P23" style:family="paragraph" style:parent-style-name="Standard" style:list-style-name="L4">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list-style-name="L5">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Text_20_body">
      <style:paragraph-properties fo:margin-top="0cm" fo:margin-bottom="0.199cm"/>
      <style:text-properties fo:background-color="transparent"/>
    </style:style>
    <style:style style:name="P26" style:family="paragraph" style:parent-style-name="Text_20_body">
      <style:paragraph-properties fo:margin-top="0cm" fo:margin-bottom="0.199cm" fo:text-align="justify" style:justify-single-word="false"/>
      <style:text-properties fo:background-color="transparent"/>
    </style:style>
    <style:style style:name="P27" style:family="paragraph" style:parent-style-name="Heading_20_1">
      <style:paragraph-properties fo:margin-top="0cm" fo:margin-bottom="0.199cm" fo:text-align="center" style:justify-single-word="false"/>
      <style:text-properties fo:font-size="16pt" fo:background-color="transparent" style:font-size-asian="16pt" style:font-size-complex="16pt"/>
    </style:style>
    <style:style style:name="P28" style:family="paragraph" style:parent-style-name="Heading_20_1">
      <style:paragraph-properties fo:margin-top="0cm" fo:margin-bottom="0.199cm"/>
      <style:text-properties fo:color="#000000" fo:background-color="transparent"/>
    </style:style>
    <style:style style:name="P29" style:family="paragraph" style:parent-style-name="Heading_20_2">
      <style:paragraph-properties fo:margin-top="0cm" fo:margin-bottom="0.199cm"/>
      <style:text-properties fo:color="#000000" style:text-underline-style="solid" style:text-underline-width="auto" style:text-underline-color="font-color" fo:background-color="transparent"/>
    </style:style>
    <style:style style:name="P30" style:family="paragraph" style:parent-style-name="Heading_20_2">
      <style:paragraph-properties fo:margin-top="0cm" fo:margin-bottom="0.199cm" fo:text-align="justify" style:justify-single-word="false"/>
      <style:text-properties fo:color="#000000" fo:language="en" fo:country="CA" style:text-underline-style="solid" style:text-underline-width="auto" style:text-underline-color="font-color" fo:background-color="transparent"/>
    </style:style>
    <style:style style:name="P31" style:family="paragraph" style:parent-style-name="Heading_20_3">
      <style:paragraph-properties fo:margin-top="0cm" fo:margin-bottom="0.199cm"/>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2" style:family="paragraph" style:parent-style-name="Heading_20_3">
      <style:paragraph-properties fo:margin-top="0cm" fo:margin-bottom="0.199cm"/>
      <style:text-properties style:text-underline-style="solid" style:text-underline-width="auto" style:text-underline-color="font-color"/>
    </style:style>
    <style:style style:name="P33" style:family="paragraph" style:parent-style-name="Heading_20_3">
      <style:paragraph-properties fo:margin-top="0cm" fo:margin-bottom="0.199cm"/>
      <style:text-properties style:text-underline-style="solid" style:text-underline-width="auto" style:text-underline-color="font-color" fo:background-color="transparen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size="10pt" style:text-underline-style="none" fo:font-weight="bold" style:font-size-asian="10pt" style:font-weight-asian="bold" style:font-size-complex="10pt" style:font-weight-complex="bold"/>
    </style:style>
    <style:style style:name="T6" style:family="text">
      <style:text-properties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text-underline-style="none"/>
    </style:style>
    <style:style style:name="T10" style:family="text">
      <style:text-properties fo:color="#000000"/>
    </style:style>
    <style:style style:name="T11" style:family="text">
      <style:text-properties fo:color="#000000" style:font-name="Arial" fo:font-weight="bold" style:font-weight-asian="bold" style:font-weight-complex="bold"/>
    </style:style>
    <style:style style:name="T12" style:family="text">
      <style:text-properties fo:font-size="13pt" fo:font-style="normal" style:font-size-asian="13pt" style:font-style-asian="normal" style:font-size-complex="13pt" style:font-style-complex="normal"/>
    </style:style>
    <style:style style:name="T13" style:family="text">
      <style:text-properties fo:font-size="13pt" fo:font-style="italic" style:font-size-asian="13pt" style:font-style-asian="italic" style:font-size-complex="13pt" style:font-style-complex="italic"/>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fo:background-color="#c0c0c0" style:font-weight-asian="normal" style:font-weight-complex="normal"/>
    </style:style>
    <style:style style:name="T16" style:family="text">
      <style:text-properties style:font-name="Times New Roman" style:text-underline-style="none" fo:font-weight="normal" style:font-weight-asian="normal" style:font-weight-complex="normal"/>
    </style:style>
    <style:style style:name="T17" style:family="text">
      <style:text-properties style:font-name="Times New Roman" style:text-underline-style="none" fo:font-weight="normal" fo:background-color="#c0c0c0" style:font-weight-asian="normal"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fo:font-size="10pt" style:font-size-asian="10pt" style:font-size-complex="10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fo:background-color="#c0c0c0"/>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span text:style-name="T11">13/03/07</text:span></text:h>
      <text:h text:style-name="P28" text:outline-level="1"/>
      <text:h text:style-name="P28" text:outline-level="1">CC1100 driver notes</text:h>
      <text:p text:style-name="P25"><text:span text:style-name="T10"/></text:p>
      <text:p text:style-name="P26"><text:span text:style-name="T10">This document applies to the new version of the driver which is becoming official on 13/03/07 (with PG130307). The old version, still available as an option, is described in a separate document.</text:span></text:p>
      <text:h text:style-name="P29" text:outline-level="2"><text:span text:style-name="T12"/></text:h>
      <text:h text:style-name="P29" text:outline-level="2"><text:span text:style-name="T12">Controlling the driver (summary of </text:span><text:span text:style-name="T13">physopt</text:span><text:span text:style-name="T12"> calls)</text:span></text:h>
      <text:p text:style-name="P10">Here is the full list of <text:span text:style-name="T1">physopts</text:span> accepted by the driver (add the <text:span text:style-name="T14">PHYSOPT_</text:span> <text:s/>prefix to each symbol to get the respective constant):</text:p>
      <text:h text:style-name="P31" text:outline-level="3">Unconditional (i.e., non-optional) calls</text:h>
      <text:p text:style-name="P14">These operations are available <text:span text:style-name="T1">always</text:span>, i.e., regardless of the compilation options of the driver.</text:p>
      <text:p text:style-name="P14">STATUS</text:p>
      <text:p text:style-name="P18">Returns the driver status. It can only be 2 (if the receiver is off, including the WOR mode) and 3 (if the receiver is on). Bit number 1 (second from the right) is a legacy status of the transmitter (which formally is always on).</text:p>
      <text:p text:style-name="P14">RXON</text:p>
      <text:p text:style-name="P4">Switches the receiver on.</text:p>
      <text:p text:style-name="P14">RXOFF</text:p>
      <text:p text:style-name="P1"><text:span text:style-name="T14">Switches the receiver off. Note: a single transmission while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ssion. <text:s/>Note that this problem is (much) less serious than it was in the old driver (probably to the point of complete irrelevance), because (in contrast to the old driver) the new driver doesn't completely reset the chip on power up.</text:span></text:p>
      <text:p text:style-name="P1">When the chip is powered down to the WOR mode (as described farther in this document), there is a non-trivial delay (timeout) following any activity (reception or transmission) and preceding the subsequent return to the power down state. If a reception or transmission happens in the meantime, the transition to the power down state will be postponed again, i.e., the timeout will be reset.</text:p>
      <text:p text:style-name="P1"><text:span text:style-name="T14">Note that there are no TXON/TXOFF operations. In a sense, the transmitter is assumed to be on for as long as there are packets to transmit. When the queue of packets runs out, and the receiver is off, the chip is powered down.</text:span></text:p>
      <text:p text:style-name="P14">SETSID</text:p>
      <text:p text:style-name="P1"><text:span text:style-name="T14">Sets the “station” ID (which is really the network ID). Note that values 0x0000 and 0xFFFF are special. With the network ID set to any of the two values, the driver will accept all physically </text:span><text:soft-page-break/><text:span text:style-name="T14">receivable packets, regardless of their setting of network ID. If the network ID is 0xFFFF, it will not be copied to the header of an outgoing packet (honouring the value inserted there by the praxis).</text:span></text:p>
      <text:p text:style-name="P14">GETSID</text:p>
      <text:p text:style-name="P4">Returns the current setting of the network ID.</text:p>
      <text:p text:style-name="P14">GETMAXPL</text:p>
      <text:p text:style-name="P4">Returns the maximum packet length, i.e., the maximum value that can be specified as an argument of tcv_wnps.</text:p>
      <text:p text:style-name="P14">RESET</text:p>
      <text:p text:style-name="P4">Resets the chip, reloads the registers, reverts the receiver status and all options to defaults, i.e., as they appear after initializing the driver (with phys_cc1100). Note that the default state of the receiver is off.</text:p>
      <text:h text:style-name="P31" text:outline-level="3">Optional calls</text:h>
      <text:p text:style-name="P6">These operations are only available, if some options are selected at compilation. To select an option, you have to define a symbol either in <text:span text:style-name="T14">options.sys</text:span> (locally for the praxis) or in <text:span text:style-name="T14">board_options.sys</text:span> (at the board definition). See <text:span text:style-name="T1">“Static configuration options”</text:span> below for the list of option symbols.</text:p>
      <text:p text:style-name="P14">CAV</text:p>
      <text:p text:style-name="P4">Forces an explicit backoff (blocks the transmitter) for the specified number of (PicOS) milliseconds. This call requires RADIO_CAV_SETTABLE to be defined as 1.</text:p>
      <text:p text:style-name="P14">SETPOWER</text:p>
      <text:p text:style-name="P4">The argument is between 0 and 7 (any larger value translates into 7). Chooses one of the 8 discrete power levels for the transmitter (according to PATABLE). This call, as well as GETPOWER, requires RADIO_POWER_SETTABLE to be defined as 1. The default setting of transmitter power is 7 (note that it was 2 in the old driver).</text:p>
      <text:p text:style-name="P14">GETPOWER</text:p>
      <text:p text:style-name="P4">Returns the current transmitter power setting (a number between 0 and 7). </text:p>
      <text:p text:style-name="P14">SETCHANNEL</text:p>
      <text:p text:style-name="P4">Sets the RF channel to the value of the lower byte of the specified word (it is a number between 0 and 255). This call, as well as GETCHANNEL, requires RADIO_CHANNEL_SETTABLE to be defined as 1. The default channel number is 0.</text:p>
      <text:p text:style-name="P14">GETCHANNEL</text:p>
      <text:p text:style-name="P4">Returns the current setting of the RF channel.</text:p>
      <text:p text:style-name="P14">SETRATE</text:p>
      <text:p text:style-name="P4">Sets the bit rate to one of 4 options: 0 – 5000 bps, 1 – 10000 bps (the default), 2 – 38,400 bps, 3 – 200,000 bps. This call, as well as GETRATE, requires RADIO_BITRATE_SETTABLE to be defined as 1. Note that the argument of SETRATE must be a number between 0 and 3, inclusively.</text:p>
      <text:p text:style-name="P14">GETRATE</text:p>
      <text:p text:style-name="P4">Returns the current bit rate option (a number between 0 and 3).</text:p>
      <text:p text:style-name="P14"><text:soft-page-break/>RESET (option)</text:p>
      <text:p text:style-name="P4">When bit 6 (0x40) of RADIO_OPTIONS is set,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4">Note that in the old version of the driver, the (optional) argument of RESET was interpreted as a “supplement” table specifying new register settings to be applied at every chip reset. That way the register change was non-volatile until explicitly revoked. In the new driver, the change will not survive a subsequent reset. Note, however, that the new driver never resets the chip except upon an explicit request from the praxis (via argument-less RESET).</text:p>
      <text:p text:style-name="P7">RXOFF (option)</text:p>
      <text:p text:style-name="P4">When RADIO_WOR_MODE is set to 1 (i.e., the WOR option is available), RXOFF accepts an optional argument. If the argument is absent (NULL) or points to a word containing zero, the behaviour of RXOFF is standard. Otherwise (i.e., the argument points to a nonzero word), the chip will enter a low-power listening mode known as <text:span text:style-name="T1">wake on radio</text:span> (details in a separate section).</text:p>
      <text:p text:style-name="P14">ERROR</text:p>
      <text:p text:style-name="P4">This operation is only available if RADIO_OPTIONS includes bit number 2 (0x04). It manages the performance statistics collected by the driver when that option is selected (see below).</text:p>
      <text:p text:style-name="P14">SETPARAMS</text:p>
      <text:p text:style-name="P1"><text:span text:style-name="T14">This call is only available if RADIO_WOR_MODE is set to 1 and RADIO_OPTIONS includes bit number 5 (0x20). It allows the praxis to change some parameters of the WOR mode.</text:span></text:p>
      <text:h text:style-name="P30" text:outline-level="2"><text:span text:style-name="T12">Compilation options (static configuration)</text:span></text:h>
      <text:p text:style-name="P14">The header file PicOS/cc1100.h assigns default values to some constants that can be used to configure the operation of the driver. All the constants named RADIO_... (appearing close to the top of the file) can be defined in options.sys (board_options.sys) thus overriding the default definitions. Here is a brief description of their meaning.</text:p>
      <text:h text:style-name="P33" text:outline-level="3"><text:span text:style-name="T20">Debug and maintenance options</text:span></text:h>
      <text:p text:style-name="P10"><text:span text:style-name="T15">RADIO_OPTIONS</text:span><text:span text:style-name="T14"> (with the default value of 0) is a configuration of bit flags, which are mostly used to select various levels of diagnostics (for debugging or performance evaluation). Generally, it is assumed that these options are not interesting from the viewpoint of a production praxis. Eight least significant bits of the constant's value are meaningful and interpreted as follows:</text:span></text:p>
      <text:p text:style-name="P10"><text:span text:style-name="T7">Bit 0 (0x01)</text:span> switches on diag messages indicating abnormal conditions. Those messages that indicate serious problems (that normally should not occur for as long as the chip is healthy) end with two exclamation marks.</text:p>
      <text:p text:style-name="P10"><text:span text:style-name="T7">Bit 1 (0x02)</text:span> switches on diag messages on various important (albeit normal) events, e.g., power down, reset, packet reception. </text:p>
      <text:p text:style-name="P10"><text:span text:style-name="T7">Bit 2 (0x04)</text:span><text:span text:style-name="T14"> enables PHYSOPT_ERROR, a special control request, whereby the praxis can retrieve from the driver six counters pertaining to its performance. This is the format of the control request:</text:span></text:p>
      <text:p text:style-name="P19"><text:tab/>word counters [6];</text:p>
      <text:p text:style-name="P19"><text:tab/>...</text:p>
      <text:p text:style-name="P10"><text:span text:style-name="T4"><text:tab/>tcv_control (sfd, PHYSOPT_ERROR, counters);</text:span></text:p>
      <text:p text:style-name="P14"><text:soft-page-break/>The specified array is filled with the following word-sized values (in this order):</text:p>
      <text:list xml:id="list6838429152040239953" text:style-name="L1">
        <text:list-item>
          <text:p text:style-name="P15">The total number of attempted packet receptions triggered by the recognition of a sync word signalling the beginning of a packet.</text:p>
        </text:list-item>
        <text:list-item>
          <text:p text:style-name="P15">The total number of successfully received packets. This number is never bigger than the previous number.</text:p>
        </text:list-item>
        <text:list-item>
          <text:p text:style-name="P15">The total number of packets submitted to the transmitter, i.e., ones that have been extracted from the driver's PHY queue to be transmitted.</text:p>
        </text:list-item>
        <text:list-item>
          <text:p text:style-name="P15">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15">The congestion indicator describing the average backoff delay suffered by a transmitted packet (see below).</text:p>
        </text:list-item>
        <text:list-item>
          <text:p text:style-name="P15">The maximum backoff so far, i.e., the maximum delay suffered by a packet (including packets dropped due to congestion, when RADIO_LBT_MODE is 3).</text:p>
        </text:list-item>
      </text:list>
      <text:p text:style-name="P10"><text:span text:style-name="T14">Cumulative counters wrap around at 64K (65536). Counters 0 and 1, as well as 2 and 3, are coupled in the sense that when the first one wraps around the maximum (and is zeroed), the second one is zeroed as well.</text:span></text:p>
      <text:p text:style-name="P10">The congestion indicator is calculated as an exponential moving average of the backoff delay over all transmitted (or dropped) packets. The formula is</text:p>
      <text:p text:style-name="P12"><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10">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10">All counters can be zeroed by providing a NULL second argument to <text:span text:style-name="T14">tcv_control</text:span>, i.e.,</text:p>
      <text:p text:style-name="P10"><text:span text:style-name="T3"><text:tab/></text:span><text:span text:style-name="T4">tcv_control (sfd, PHYSOPT_ERROR, NULL);</text:span></text:p>
      <text:p text:style-name="P10"><text:span text:style-name="T7">Bit 3 (0x08)</text:span> activates code to safely check for the presence of CC1100 when the driver is initialized (with phys_cc1100). This is to prevent indefinite hangups in tests designed for possibly faulty boards. Normally an attempt to start the driver on a board without a chip (or with a defective chip) may hang the system. Note that this option is void on CC430 (where the radio is integrated with the CPU).</text:p>
      <text:p text:style-name="P17"><text:span text:style-name="T7">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10"><text:span text:style-name="T7">Bit 5 (0x20)</text:span> selects the test mode of WOR. Its sole purpose at present is to make it possible to change some parameters of WOR from the praxis. The details are described in <text:span text:style-name="T1">“Wake on radio”</text:span>.</text:p>
      <text:p text:style-name="P10"><text:span text:style-name="T7">Bit 6 (0x40)</text:span> <text:span text:style-name="T14">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 its value) and terminates with byte 255 (0xff). For example this sequence:</text:span></text:p>
      <text:p text:style-name="P10"><text:soft-page-break/></text:p>
      <text:p text:style-name="P19"><text:tab/>byte subst [] = { 0x3E, 0xC4, 1C, 0x48, 255 };</text:p>
      <text:p text:style-name="P19"><text:tab/>...</text:p>
      <text:p text:style-name="P10"><text:span text:style-name="T4"><text:tab/>tcv_control (sfd, PHYSOPT_RESET, (address)subst);</text:span></text:p>
      <text:p text:style-name="P10"><text:span text:style-name="T14">sets the first entry in PATABLE (register 0x3E) to 0xC4 and register AGCCTRL1 (specifying LBT thresholds – see below) to 0x48.</text:span></text:p>
      <text:p text:style-name="P10"><text:span text:style-name="T14">Note that a RESET request with NULL argument will reset the chip and remove any register modifications previously incurred by the praxis.</text:span></text:p>
      <text:p text:style-name="P10"><text:span text:style-name="T7">Bit 7 (0x80)</text:span> <text:span text:style-name="T14">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8">entropy</text:span><text:span text:style-name="T14"> value. Note that regardless of this bit, </text:span><text:span text:style-name="T18">entropy</text:span><text:span text:style-name="T14"> will be updated from RSSI on every packet reception (assuming that ENTROPY_COLLECTION is nonzero).</text:span></text:p>
      <text:h text:style-name="P33" text:outline-level="3"><text:span text:style-name="T20">General options</text:span></text:h>
      <text:p text:style-name="P10"><text:span text:style-name="T15">RADIO_CRC_MODE</text:span> (default setting 0) selects the way of calculating the CRC for a packet, which can be one of:</text:p>
      <text:p text:style-name="P21"><text:tab/>0<text:tab/>built-in hardware calculation; this is the recommended default setting</text:p>
      <text:p text:style-name="P21"><text:tab/>1<text:tab/>built-in CC2400-compatible CRC</text:p>
      <text:p text:style-name="P21"><text:tab/>2<text:tab/>like 0 + AUTOFLUSH (do not use – see below)</text:p>
      <text:p text:style-name="P21"><text:tab/>3<text:tab/>like 1 + AUTOFLUSH (do not use)</text:p>
      <text:p text:style-name="P10"><text:tab/>4<text:tab/>software CRC (our own software implementation of ISO 3309 CRC)</text:p>
      <text:p text:style-name="P10">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10">Despite its present buggy status, the option has not been removed from the driver, as the newer versions of the chip may fix the problem (providing for a more foolproof way of triggering reception events).</text:p>
      <text:p text:style-name="P10">Note: one possible reason why hardware CRC might result in worse reception is the electromagnetic interference caused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he TI application notes stating that polling the chip reduces RF sensitivity. That statement wasn't elaborated upon, but it strongly suggests that the amount of stress on the chip during reception should be reduced.</text:p>
      <text:p text:style-name="P10"><text:span text:style-name="T15">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to a <text:span text:style-name="T14">PHYSOPT_SETPOWER</text:span> control request is NULL.</text:p>
      <text:p text:style-name="P10"><text:span text:style-name="T21">RADIO_POWER_SETTABLE</text:span> (default setting 0) indicates whether the <text:span text:style-name="T1">physopt</text:span> <text:s/>requests SETPOWER and GETPOWER should be available. Note that they are disabled by default. In such a case, the <text:soft-page-break/>immutable power setting is determined by RADIO_DEFAULT_POWER. </text:p>
      <text:p text:style-name="P11"><text:span text:style-name="T15">RADIO_DEFAULT_CHANNEL</text:span> (default setting 0) selects the default channel. Legitimate values are between 0 and 255.</text:p>
      <text:p text:style-name="P11"><text:span text:style-name="T21">RADIO_CHANNEL_SETTABLE</text:span> (default setting 0) indicates whether the <text:span text:style-name="T1">physopt</text:span> requests SETCHANNEL and GETCHANNEL should be available. Note that they are disabled by default. In such a case, the immutable channel number is determined by RADIO_DEFAULT_CHANNEL. </text:p>
      <text:p text:style-name="P11"><text:span text:style-name="T15">RADIO_DEFAULT_BITRATE</text:span> (default setting 10000) selects the default bit rate roughly in bits per seconds. Only these four values are legitimate: 5000, 10000, 38400, and 200000.</text:p>
      <text:p text:style-name="P11"><text:span text:style-name="T21">RADIO_BITRATE_SETTABLE</text:span> (default setting 0) indicates whether the <text:span text:style-name="T1">physopt</text:span> requests SETRATE and GETRATE should be available. Note that they are disabled by default. In such a case, the immutable bit rate is determined by RADIO_DEFAULT_BITRATE. </text:p>
      <text:p text:style-name="P11"><text:span text:style-name="T21">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1"><text:span text:style-name="T21">RADIO_WOR_MODE</text:span> (default setting 0) indicates whether the wake on radio (WOR) mode option should be compiled in. The WOR mode is described in detail in section <text:span text:style-name="T1">“Wake on radio”</text:span>.</text:p>
      <text:p text:style-name="P11"><text:span text:style-name="T21">RADIO_SYSTEM_IDENT</text:span> (default setting 0xAB35) is the layout of the sync word to precede the first byte of a transmitted packet. Nodes using different sync words won't be able to communicate, even if they use the same frequency band and the same channel. This is a hard (not modifiable by the praxis) counterpart of the station (network) ID providing one more attribute for separating networks in the same neighbourhood.</text:p>
      <text:h text:style-name="P32" text:outline-level="3"><text:span text:style-name="T20">Collision avoidance (LBT) options</text:span></text:h>
      <text:p text:style-name="P10"><text:span text:style-name="T15">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goes as follows.</text:p>
      <text:p text:style-name="P10">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10">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text:p>
      <text:p text:style-name="P10">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10">The backoff timer can be reset. For example, it is reset upon a packet reception. It can also be set explicitly by a <text:span text:style-name="T14">PHYSOPT_CAV</text:span> control call (from the praxis). In any case, when the backoff timer is <text:soft-page-break/>reset, an attention event is triggered, which (among other things) means that the driver will immediately see the new value of the backoff timer.</text:p>
      <text:p text:style-name="P13"><text:span text:style-name="T9">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3">One constant describing how congestion should be handled is:</text:p>
      <text:p text:style-name="P13"><text:span text:style-name="T17">RADIO_LBT_MODE</text:span><text:span text:style-name="T9">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Formally, this mode of operation is selected by setting </text:span><text:span text:style-name="T16">CCA_MODE</text:span><text:span text:style-name="T9"> (bits 4-5 of the chip's </text:span><text:span text:style-name="T16">MCSM1</text:span><text:span text:style-name="T9"> register) to 0, which disables the LBT (listen before transmit) feature altogether.</text:span></text:p>
      <text:p text:style-name="P10">We shall now describe the first two nontrivial modes, i.e., 1 and 2. The description of mode 3 comes a bit later.</text:p>
      <text:p text:style-name="P13"><text:span text:style-name="T9">By setting </text:span><text:span text:style-name="T16">RADIO_LBT_MODE</text:span><text:span text:style-name="T9"> to 1 you choose a slightly less aggressive behaviour (corresponding to </text:span><text:span text:style-name="T16">CCA_MODE = 2</text:span><text:span text:style-name="T9">). While the chip will still not care about the general interference level in the neighbourhood, it will refuse to be put into the transmit state, if a packet is currently being received by the chip. Formally, that means that the </text:span><text:span text:style-name="T2">sync word</text:span><text:span text:style-name="T9"> of an incoming packet has been recognized by the receiver and the RX FIFO is being filled.</text:span></text:p>
      <text:p text:style-name="P13"><text:span text:style-name="T9">If </text:span><text:span text:style-name="T16">RADIO_LBT_MODE</text:span><text:span text:style-name="T9"> is 2 (corresponding to </text:span><text:span text:style-name="T16">CCA_MODE = 3</text:span><text:span text:style-name="T9">),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2"><text:tab/><text:span text:style-name="T15">RADIO_CC_THRESHOLD</text:span><text:tab/><text:tab/>(default = 6, legitimate values 0 – 15)</text:p>
      <text:p text:style-name="P13"><text:tab/><text:span text:style-name="T15">RADIO_CC_THRESHOLD_REL</text:span><text:tab/>(default = 0, legitimate values 0 – 3) </text:p>
      <text:p text:style-name="P13">The value zero of a threshold constant disables the respective condition. <text:span text:style-name="T14">RADIO_CC_THRESHOLD</text:span> applies to the absolute RSSI level. Increasing (nonzero) values correspond to higher absolute levels, so 1 is the finest setting (the most sensitive threshold being a threshold at all). The second threshold constant (<text:span text:style-name="T14">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 Note that the values of the above two constants are only relevant if <text:span text:style-name="T14">RADIO_LBT_MODE</text:span> is set to 2 (they are completely ignored otherwise).</text:p>
      <text:p text:style-name="P13">For tests, you may either change the values of the above constants and recompile the praxis, or, alternatively, you can modify (dynamically, i.e., using the respective variant of PHYSOPT_RESET – see above) the contents of register <text:span text:style-name="T14">AGCCTRL1</text:span> (number <text:span text:style-name="T14">1C</text:span>). That register stores the values of the two constants in a somewhat obfuscated way (because of the two's complement encoding). The second hex digit corresponds to <text:span text:style-name="T14">RADIO_CC_THRESHOLD</text:span> offset by <text:span text:style-name="T14">0x08</text:span>, <text:span text:style-name="T14">which means that 0x08 translates into CC_THRESHOLD = 0 (off), 0x09 corresponds to 1, ..., 0x0F corresponds to 7, 0x00 corresponds to </text:span><text:soft-page-break/><text:span text:style-name="T14">8, ..., 0x07 corresponds to 15. The first digit is 0x40 or'red with the absolute value of RADIO_CC_THRESHOLD_REL, e.g., 0x60 corresponds to RADIO_CC_THRESHOLD_REL = 2.</text:span></text:p>
      <text:p text:style-name="P13">If the channel assessment fails, i.e., the chip refuses to enter the transmit state, the driver generates a random number using this formula:</text:p>
      <text:p text:style-name="P10"><text:tab/><text:span text:style-name="T4">bckf_timer = RADIO_LBT_MIN_BACKOFF + rnd () &amp; mask;</text:span></text:p>
      <text:p text:style-name="P10">where <text:span text:style-name="T14">mask</text:span> is always a power of two minus 1, i.e., its binary representation consists of a number of ones from the right. The mask size is determined by this constant:</text:p>
      <text:p text:style-name="P10"><text:span text:style-name="T15">RADIO_LBT_BACKOFF_EXP</text:span> (default setting 6) which specifies the power of two to be used for the mask (equal to the number of ones + 1). Thus, the default setting translates into 5 ones (2<text:span text:style-name="T8">6</text:span>–1 = 63). This is the mask to be applied after a failed attempt to grab the channel by the transmitter. With the default setting, the backoff interval can be anywhere between 2 and 2+63=65 milliseconds. </text:p>
      <text:p text:style-name="P10">Note that the driver will not re-attempt the transmission for as long as the backoff timer remains nonzero. <text:s/>The backoff timer will be reset after a successful packet reception using the mask described by this constant:</text:p>
      <text:p text:style-name="P10"><text:span text:style-name="T15">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10">If <text:span text:style-name="T14">RADIO_LBT_BACKOFF_EXP</text:span><text:span text:style-name="T6">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10">If <text:span text:style-name="T14">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3">The backoff timer can be set explicitly by the praxis using this (optional) control call:</text:p>
      <text:p text:style-name="P20"><text:tab/><text:span text:style-name="T19">word bckf;</text:span></text:p>
      <text:p text:style-name="P19"><text:tab/>...</text:p>
      <text:p text:style-name="P10"><text:span text:style-name="T4"><text:tab/>tcv_control (sfd, PHYSOPT_CAV, &amp;bckf);</text:span></text:p>
      <text:p text:style-name="P10"><text:span text:style-name="T14">where the value of bckf provides the new setting of the timer in milliseconds. If the last argument of tcv_control is NULL, the driver generates a randomized interval using RADIO_LBT_BACKOFF_EXP for the mask.</text:span></text:p>
      <text:p text:style-name="P10">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text:soft-page-break/>end of the waiting time, polls the chip at millisecond intervals for the actual status change. Following the status change, the driver sets the backoff timer to:</text:p>
      <text:p text:style-name="P10"><text:span text:style-name="T15">RADIO_LBT_XMIT_SPACE</text:span><text:span text:style-name="T14"> (default setting 2) milliseconds. The idea is to provide a breathing room for the receiver to accommodate the received packet before being fed a new one. If RADIO_LBT_XMIT_SPACE is defined as zero, the backoff timer is not set at the end of a transmission.</text:span></text:p>
      <text:p text:style-name="P10"><text:span text:style-name="T14">Note that with RADIO_LBT_MODE = 1 or 2 the driver will keep trying to acquire the channel (backing off at every failed attempt) until it succeeds, using the same preset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text:span></text:p>
      <text:p text:style-name="P10"><text:span text:style-name="T14">The specific sensitivity settings used for the first 5 attempts when RADIO_LBT_MODE = 3 are determined by this table:</text:span></text:p>
      <text:p text:style-name="P10"><text:tab/><text:span text:style-name="T4">0x59, 0x5A, 0x6B, 0x7D, 0x4F</text:span></text:p>
      <text:p text:style-name="P13"><text:span text:style-name="T16">which lists the values consecutively stored into <text:s/>AGCCTRL1</text:span><text:span text:style-name="T14">. Note that the first entry corresponds to </text:span><text:span text:style-name="T16">RADIO_CC_THRESHOLD</text:span><text:span text:style-name="T14"> = 1 and </text:span><text:span text:style-name="T16">RADIO_CC_THRESHOLD_REL</text:span><text:span text:style-name="T14"> = 1, i.e., the most sensitive setting, while the last one has the largest threshold value for the absolute signal (7) with the relative assessment completely switched off.</text:span></text:p>
      <text:h text:style-name="P30" text:outline-level="2"><text:span text:style-name="T12">Setting/adjusting the base RF frequency</text:span></text:h>
      <text:p text:style-name="P10">The base frequency (the RF frequency of channel zero) is determined by three constants defined (conditionally) in PicOS/cc1100.h:</text:p>
      <text:p text:style-name="P5">#ifndef CC1100_FREQ_FREQ2_VALUE</text:p>
      <text:p text:style-name="P5"><text:tab/>#define CC1100_FREQ_FREQ2_VALUE 0x22</text:p>
      <text:p text:style-name="P5">#endif</text:p>
      <text:p text:style-name="P5"/>
      <text:p text:style-name="P5">#ifndef CC1100_FREQ_FREQ1_VALUE</text:p>
      <text:p text:style-name="P5"><text:tab/>#define CC1100_FREQ_FREQ1_VALUE 0xC4</text:p>
      <text:p text:style-name="P5">#endif</text:p>
      <text:p text:style-name="P5"/>
      <text:p text:style-name="P5">#ifndef CC1100_FREQ_FREQ0_VALUE</text:p>
      <text:p text:style-name="P5"><text:tab/>#define CC1100_FREQ_FREQ0_VALUE 0xEC</text:p>
      <text:p text:style-name="P2"><text:span text:style-name="T5">#endif </text:span></text:p>
      <text:p text:style-name="P13">The conditions mean that the definitions can be easily overridden by definitions in options.sys (on a per-praxis basis), or board_options.sys (on a per-board basis) should a need arise.</text:p>
      <text:p text:style-name="P13">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8">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text:soft-page-break/>number is 0x22C5E8. So the first constant does not change, and the remaining two are:</text:p>
      <text:p text:style-name="P5">#define<text:tab/>CC1100_FREQ_FREQ1_VALUE<text:tab/>0xC5</text:p>
      <text:p text:style-name="P3"><text:span text:style-name="T19">#define<text:tab/>CC1100_FREQ_FREQ0_VALUE<text:tab/>0xE8</text:span></text:p>
      <text:p text:style-name="P7">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0" text:outline-level="2"><text:span text:style-name="T12">Wake on radio</text:span></text:h>
      <text:p text:style-name="P7">The WOR mode is an optional feature of the driver enabled by setting RADIO_WOR_MODE to 1. When compiled in, it allows you to put the chip into a special state whereby it mostly sleeps using the minimum amount of power, but periodically opens the receiver for a short time to check the channel for activity. The kind of activity to trigger a wakeup (and a packet reception attempt) is configurable within some framework.</text:p>
      <text:p text:style-name="P7">All the discussion of the CC1100 WOR feature in the official technical notes, as well as the (naive) code examples, concern essentially the same scenario where extremely short (one byte) packets are transmitted at a high bit rate, so the entire packet can be received within the tiny listening slot of the complete WOR cycle. For some reason, the authors assume that the primary concern of the user is to keep the cycles synchronized at the communicating nodes, so they go to great pains to show how to accomplish that goal while circumventing three or four bugs in the chip design, which render it virtually impossible. The underlying idea of those case studies is to never exit the WOR mode, assuming that the high regularity of sleep/wakeup cycles is of utmost and primary importance.</text:p>
      <text:p text:style-name="P7">This is clearly quite different from our environment and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measured in hours), then exchange one or more packets and, at the end of the processing cycle, put the nodes (automatically) back to sleep.</text:p>
      <text:p text:style-name="P7">In our driver, the WOR mode is viewed as a special case of switching the receiver off and powering down the chip putting it into the so-called SLEEP state). Normally, without WOR, a PHYSOPT_RXOFF call switches off the receiver and, if the transmit queue is empty, puts the chip to SLEEP. If there remain packets to be transmitted, that operation of physically powering down the chip is postponed until the transmit queue becomes empty.</text:p>
      <text:p text:style-name="P7">With WOR compiled in, PHYSOPT_RXOFF accepts an optional argument. If that argument points to a nonzero word, the operation will put the chip into WOR mode. Similar to entering the SLEEP state, that action will be postponed until the transmit queue becomes empty.</text:p>
      <text:p text:style-name="P7">While in the WOR mode, the chip will sleep for some time (effectively consuming the same amount of power as in the regular SLEEP state), then wake up to switch the receiver on for a short moment, then go back to sleep. That cycle is highly regular. Its duration is determined by the symbolic constant <text:span text:style-name="T21">WOR_EVT0_TIME</text:span> whose default value is 65535 (which also happens to be the maximum). The constant (as well as the remaining constants discussed in this section) can be redefined, e.g., in options.sys. The value is transformed into seconds by this formula:</text:p>
      <text:p text:style-name="P8"><text:tab/><draw:frame draw:style-name="fr2" draw:name="Object6" text:anchor-type="as-char" svg:width="5.888cm" svg:height="0.998cm" draw:z-index="5"><draw:object xlink:href="./Object 6" xlink:type="simple" xlink:show="embed" xlink:actuate="onLoad"/><draw:image xlink:href="./ObjectReplacements/Object 6" xlink:type="simple" xlink:show="embed" xlink:actuate="onLoad"/></draw:frame></text:p>
      <text:p text:style-name="P7">Thus, for the default (and maximum) setting the cycle length is ca. 1.89 sec. [N.B.: should we decide <text:soft-page-break/>that it is worthwhile, the cycle length can be increased by resorting to some (messy) parameters which are not mentioned here.] </text:p>
      <text:p text:style-name="P7">Another parameter of the WOR mode is the duration of the reception period within the cycle. It is described by the constant <text:span text:style-name="T21">WOR_RX_TIME</text:span> whose default value is 5.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mean 7.4 msec and 3.7 msec, respectively.</text:p>
      <text:p text:style-name="P7">Having entered the RX state within a WOR cycle, the chip will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21">WOR_RSSI_THR</text:span> and its default value is 2.</text:p>
      <text:p text:style-name="P7">The required quality of the assessed preamble is described by another constant, <text:span text:style-name="T21">WOR_PQ_THR</text:span>, whose range is 1 through 7 with the default setting of 6. The preamble quality estimator maintains an internal counter which is incremented by one each time a bit is received that is different from the previous bit, and decremented by 4 each time the bits are the same. The assessment is positive when the counter reaches 4 * WOR_PQ_THR.</text:p>
      <text:p text:style-name="P7">Yet another constant parameterizing WOR is <text:span text:style-name="T21">WOR_EVT1_TIME</text:span> with the range 0 through 7 and the default setting of 4. Its meaning is somewhat nebulous, except that a larger value wastes more time/energy in the cycle and a smaller value increases the chance that the chip may not be fully ready when the RX slice formally commences. I haven't noticed any problems with values as small as 1, but baffled by the various unclear statements in the technical notes, I have decided to start with a conservative value.</text:p>
      <text:p text:style-name="P7">Two more parameters refer to the operation of the driver, rather than the behaviour of the chip. They are: </text:p>
      <text:p text:style-name="P7"><text:span text:style-name="T21">RADIO_WOR_IDLE_TIMEOUT</text:span> (default setting 4096, i.e, 4 seconds) giving the number of PicOS milliseconds for the inactivity timeout. In response to a positive preamble assessment, the driver will leave the WOR mode and begin listening for packets (in a more or less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tate.</text:p>
      <text:p text:style-name="P7"><text:span text:style-name="T21">RADIO_WOR_PREAMBLE_TIME</text:span> (default setting 3072, i.e., 3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7">The idea is quite straightforward. When the driver sees an urgent packet it will precede its transmission with an extraordinarily long preamble. The preamble has enough duration to wake up the receiver (note <text:soft-page-break/>that it is longer than the complete WOR cycle) while providing enough spare length for the packet's reception when the chip is switched into normal RX mode by the driver in response to the positive preamble assessment event. The preamble can be probably safely shortened to 2 seconds or even less.</text:p>
      <text:p text:style-name="P7">When bit 5 (0x20) of RADIO_OPTIONS is set, the driver provides an extra physopt call, PHYSOPT_SETPARAMS, whereby the praxis can dynamically redefine all the parameters of WOR listed above. The argument is a 7-byte array whose consecutive bytes have this meaning:</text:p>
      <text:list xml:id="list8579336056774291734" text:style-name="L4">
        <text:list-item>
          <text:p text:style-name="P23">RADIO_WOR_PREAMBLE_TIME <text:s/>rounded to full seconds (e.g., 5 → 5120)</text:p>
        </text:list-item>
      </text:list>
      <text:list xml:id="list490012290968503191" text:style-name="L5">
        <text:list-item>
          <text:p text:style-name="P24">RADIO_WOR_IDLE_TIMEOUT rounded to full seconds.</text:p>
        </text:list-item>
        <text:list-item>
          <text:p text:style-name="P24">WOR_EVT0_TIME</text:p>
        </text:list-item>
        <text:list-item>
          <text:p text:style-name="P24">WOR_RX_TIME</text:p>
        </text:list-item>
        <text:list-item>
          <text:p text:style-name="P24">WOR_PQ_THR</text:p>
        </text:list-item>
        <text:list-item>
          <text:p text:style-name="P24">WOR_RSSI_THR</text:p>
        </text:list-item>
        <text:list-item>
          <text:p text:style-name="P16">WOR_EVT1_TIME</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3-07T22:23:19.43</dc:date>
    <meta:editing-duration>P1DT11H57M52S</meta:editing-duration>
    <meta:editing-cycles>159</meta:editing-cycles>
    <meta:generator>OpenOffice.org/3.4.1$Win32 OpenOffice.org_project/341m1$Build-9593</meta:generator>
    <dc:creator>Pawel Gburzynski</dc:creator>
    <meta:document-statistic meta:table-count="0" meta:image-count="0" meta:object-count="6" meta:page-count="12" meta:paragraph-count="176" meta:word-count="6034" meta:character-count="36788"/>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